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oi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bugfix</text:p>
              </text:list-item>
              <text:list-item>
                <text:p>result</text:p>
              </text:list-item>
              <text:list-item>
                <text:p>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ugfix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Weather calc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29.3 for blind</text:p>
              </text:list-item>
              <text:list-item>
                <text:p>250.8 for optimis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ion tim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Redefine successo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2M26S</meta:editing-duration>
    <meta:editing-cycles>5</meta:editing-cycles>
    <meta:generator>LibreOffice/4.3.5.2$Windows_x86 LibreOffice_project/3a87456aaa6a95c63eea1c1b3201acedf0751bd5</meta:generator>
    <dc:date>2020-07-13T14:00:29.856000000</dc:date>
    <meta:document-statistic meta:object-count="37"/>
  </office:meta>
</office:document-meta>
</file>